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line-height="100%"/>
      <style:text-properties fo:font-weight="bold" style:font-weight-asian="bold" style:font-weight-complex="bold"/>
    </style:style>
    <style:style style:name="P8" style:parent-style-name="Normal" style:family="paragraph">
      <style:paragraph-properties fo:line-height="100%"/>
    </style:style>
    <style:style style:name="T9" style:parent-style-name="DefaultParagraphFont" style:family="text">
      <style:text-properties fo:font-weight="bold" style:font-weight-asian="bold" style:font-weight-complex="bold"/>
    </style:style>
    <style:style style:name="P10" style:parent-style-name="Normal" style:family="paragraph">
      <style:paragraph-properties fo:line-height="100%"/>
    </style:style>
    <style:style style:name="P11" style:parent-style-name="Normal" style:family="paragraph">
      <style:paragraph-properties fo:line-height="100%"/>
    </style:style>
    <style:style style:name="T12" style:parent-style-name="DefaultParagraphFont" style:family="text">
      <style:text-properties fo:font-size="10pt" style:font-size-asian="10pt" style:font-size-complex="10pt"/>
    </style:style>
    <style:style style:name="P13" style:parent-style-name="Normal" style:family="paragraph">
      <style:paragraph-properties fo:line-height="100%"/>
    </style:style>
    <style:style style:name="P14" style:parent-style-name="Normal" style:family="paragraph">
      <style:text-properties fo:font-weight="bold" style:font-weight-asian="bold" style:font-weight-complex="bold"/>
    </style:style>
    <style:style style:name="T15" style:parent-style-name="DefaultParagraphFont" style:family="text">
      <style:text-properties fo:font-size="10pt" style:font-size-asian="10pt" style:font-size-complex="10pt"/>
    </style:style>
    <style:style style:name="T16"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17"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18"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19"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0"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1"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2"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3"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4"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5"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6"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7"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8"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29"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0"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1"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2"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3"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4"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5"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6"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7"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8"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39"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40"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41"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42"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45"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46"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47"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48"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49"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50"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51"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52"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53"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54"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55"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56"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57"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P58" style:parent-style-name="Normal" style:family="paragraph">
      <style:paragraph-properties fo:line-height="100%"/>
    </style:style>
    <style:style style:name="P59" style:parent-style-name="Normal" style:family="paragraph">
      <style:paragraph-properties fo:line-height="100%"/>
    </style:style>
    <style:style style:name="P60" style:parent-style-name="Normal" style:family="paragraph">
      <style:text-properties fo:font-weight="bold" style:font-weight-asian="bold" style:font-weight-complex="bold" fo:font-style="italic" style:font-style-asian="italic" style:font-style-complex="italic"/>
    </style:style>
  </office:automatic-styles>
  <office:body>
    <office:text text:use-soft-page-breaks="true">
      <text:p text:style-name="P1">Local Public Data Panel -<text:s/>response to open standards consultation</text:p>
      <text:p text:style-name="P8"><text:span text:style-name="T9">June 2012</text:span></text:p>
      <text:p text:style-name="P10"/>
      <text:p text:style-name="P11">The Local Public Data Panel is an independent panel that advises Government on the release and effective use of local public data.<text:span text:style-name="FootnoteReference"><text:note text:note-class="footnote" text:id="_ftn0"><text:note-citation>1</text:note-citation><text:note-body><text:p text:style-name="Normal"><text:span text:style-name="T12"><text:s/>see data.gov.uk for a list of Panel members and previous consultation responses and statements from the Panel</text:span></text:p></text:note-body></text:note></text:span><text:s text:c="2"/></text:p>
      <text:p text:style-name="P13"/>
      <text:p text:style-name="Normal">The Panel welcomes the Government’s consultation on open standards. <text:s/>In particular, we welcome the statement of principle that ‘citizens, businesses and delivery partners must be able to interact with the Government, exchanging information / data across in the software package of their choice and not have access costs imposed upon them by the IT choices which the Government makes’. <text:s/></text:p>
      <text:p text:style-name="P14"/>
      <text:p text:style-name="Normal">Our response focuses on the consultation questions as they relate to the publication, use and re-use of open public data. <text:s/>There are three points we would ask the Government to consider as it further develops policy in this important area.</text:p>
      <text:p text:style-name="Normal"/>
      <text:p text:style-name="Normal">1.<text:tab/><text:s/>Open data should not be published using closed, proprietary software that locks in data so they can only be read or used within that software. <text:s/>This is essential in order to enable people freely to use and re-use the data so that the full benefits of open data can be realised. <text:s/>In further developing policy in this area it would be useful to establish what pace of change can reasonably be expected in this regard, what the main barriers are likely to be and how they can be overcome.</text:p>
      <text:p text:style-name="Normal"/>
      <text:p text:style-name="Normal">2.<text:tab/>As well as open standards for software, there is also a need for common open standards for key categories of data. <text:s/>Government should promote the widespread use of stable, persistent and open identifiers that refer to key items of interest to both local and central Government; schools, roads, contracts, companies etc<text:span text:style-name="FootnoteReference"><text:note text:note-class="footnote" text:id="_ftn1"><text:note-citation>2</text:note-citation><text:note-body><text:p text:style-name="FootnoteText"><text:s/>A good example of such open standards for data are the URIs for postcodes as issued by the Ordnance Survey, see<text:s/><text:a xlink:href="http://blog.ordnancesurvey.co.uk/2010/11/linked-data-at-ordnance-survey/" office:target-frame-name="_top" xlink:show="replace"><text:span text:style-name="Hyperlink">http://blog.ordnancesurvey.co.uk/2010/11/linked-data-at-ordnance-survey/</text:span></text:a><text:s/></text:p></text:note-body></text:note></text:span>. <text:s/>This will enable people to compare data over time and between authorities and facilitate the development of linked data. <text:s/></text:p>
      <text:p text:style-name="Normal"/>
      <text:p text:style-name="Normal">We welcome the work LEGSB has undertaken to develop a concept model to help organise public data relating to public service. <text:s/>This is a useful starting point for this work.<text:span text:style-name="FootnoteReference"><text:note text:note-class="footnote" text:id="_ftn2"><text:note-citation>3</text:note-citation><text:note-body><text:p text:style-name="Normal"><text:span text:style-name="T15"><text:s/></text:span><text:a xlink:href="https://knowledgehub.local.gov.uk/c/document_library/get_file?folderId=5487550&amp;name=DLFE-46339.pdf" office:target-frame-name="_top" xlink:show="replace"><text:span text:style-name="T16">https</text:span></text:a><text:a xlink:href="https://knowledgehub.local.gov.uk/c/document_library/get_file?folderId=5487550&amp;name=DLFE-46339.pdf" office:target-frame-name="_top" xlink:show="replace"><text:span text:style-name="T17">://</text:span></text:a><text:a xlink:href="https://knowledgehub.local.gov.uk/c/document_library/get_file?folderId=5487550&amp;name=DLFE-46339.pdf" office:target-frame-name="_top" xlink:show="replace"><text:span text:style-name="T18">knowledgehub</text:span></text:a><text:a xlink:href="https://knowledgehub.local.gov.uk/c/document_library/get_file?folderId=5487550&amp;name=DLFE-46339.pdf" office:target-frame-name="_top" xlink:show="replace"><text:span text:style-name="T19">.</text:span></text:a><text:a xlink:href="https://knowledgehub.local.gov.uk/c/document_library/get_file?folderId=5487550&amp;name=DLFE-46339.pdf" office:target-frame-name="_top" xlink:show="replace"><text:span text:style-name="T20">local</text:span></text:a><text:a xlink:href="https://knowledgehub.local.gov.uk/c/document_library/get_file?folderId=5487550&amp;name=DLFE-46339.pdf" office:target-frame-name="_top" xlink:show="replace"><text:span text:style-name="T21">.</text:span></text:a><text:a xlink:href="https://knowledgehub.local.gov.uk/c/document_library/get_file?folderId=5487550&amp;name=DLFE-46339.pdf" office:target-frame-name="_top" xlink:show="replace"><text:span text:style-name="T22">gov</text:span></text:a><text:a xlink:href="https://knowledgehub.local.gov.uk/c/document_library/get_file?folderId=5487550&amp;name=DLFE-46339.pdf" office:target-frame-name="_top" xlink:show="replace"><text:span text:style-name="T23">.</text:span></text:a><text:a xlink:href="https://knowledgehub.local.gov.uk/c/document_library/get_file?folderId=5487550&amp;name=DLFE-46339.pdf" office:target-frame-name="_top" xlink:show="replace"><text:span text:style-name="T24">uk</text:span></text:a><text:a xlink:href="https://knowledgehub.local.gov.uk/c/document_library/get_file?folderId=5487550&amp;name=DLFE-46339.pdf" office:target-frame-name="_top" xlink:show="replace"><text:span text:style-name="T25">/</text:span></text:a><text:a xlink:href="https://knowledgehub.local.gov.uk/c/document_library/get_file?folderId=5487550&amp;name=DLFE-46339.pdf" office:target-frame-name="_top" xlink:show="replace"><text:span text:style-name="T26">c</text:span></text:a><text:a xlink:href="https://knowledgehub.local.gov.uk/c/document_library/get_file?folderId=5487550&amp;name=DLFE-46339.pdf" office:target-frame-name="_top" xlink:show="replace"><text:span text:style-name="T27">/</text:span></text:a><text:a xlink:href="https://knowledgehub.local.gov.uk/c/document_library/get_file?folderId=5487550&amp;name=DLFE-46339.pdf" office:target-frame-name="_top" xlink:show="replace"><text:span text:style-name="T28">document</text:span></text:a><text:a xlink:href="https://knowledgehub.local.gov.uk/c/document_library/get_file?folderId=5487550&amp;name=DLFE-46339.pdf" office:target-frame-name="_top" xlink:show="replace"><text:span text:style-name="T29">_</text:span></text:a><text:a xlink:href="https://knowledgehub.local.gov.uk/c/document_library/get_file?folderId=5487550&amp;name=DLFE-46339.pdf" office:target-frame-name="_top" xlink:show="replace"><text:span text:style-name="T30">library</text:span></text:a><text:a xlink:href="https://knowledgehub.local.gov.uk/c/document_library/get_file?folderId=5487550&amp;name=DLFE-46339.pdf" office:target-frame-name="_top" xlink:show="replace"><text:span text:style-name="T31">/</text:span></text:a><text:a xlink:href="https://knowledgehub.local.gov.uk/c/document_library/get_file?folderId=5487550&amp;name=DLFE-46339.pdf" office:target-frame-name="_top" xlink:show="replace"><text:span text:style-name="T32">get</text:span></text:a><text:a xlink:href="https://knowledgehub.local.gov.uk/c/document_library/get_file?folderId=5487550&amp;name=DLFE-46339.pdf" office:target-frame-name="_top" xlink:show="replace"><text:span text:style-name="T33">_</text:span></text:a><text:a xlink:href="https://knowledgehub.local.gov.uk/c/document_library/get_file?folderId=5487550&amp;name=DLFE-46339.pdf" office:target-frame-name="_top" xlink:show="replace"><text:span text:style-name="T34">file</text:span></text:a><text:a xlink:href="https://knowledgehub.local.gov.uk/c/document_library/get_file?folderId=5487550&amp;name=DLFE-46339.pdf" office:target-frame-name="_top" xlink:show="replace"><text:span text:style-name="T35">?</text:span></text:a><text:a xlink:href="https://knowledgehub.local.gov.uk/c/document_library/get_file?folderId=5487550&amp;name=DLFE-46339.pdf" office:target-frame-name="_top" xlink:show="replace"><text:span text:style-name="T36">folderId</text:span></text:a><text:a xlink:href="https://knowledgehub.local.gov.uk/c/document_library/get_file?folderId=5487550&amp;name=DLFE-46339.pdf" office:target-frame-name="_top" xlink:show="replace"><text:span text:style-name="T37">=5487550&amp;</text:span></text:a><text:a xlink:href="https://knowledgehub.local.gov.uk/c/document_library/get_file?folderId=5487550&amp;name=DLFE-46339.pdf" office:target-frame-name="_top" xlink:show="replace"><text:span text:style-name="T38">name</text:span></text:a><text:a xlink:href="https://knowledgehub.local.gov.uk/c/document_library/get_file?folderId=5487550&amp;name=DLFE-46339.pdf" office:target-frame-name="_top" xlink:show="replace"><text:span text:style-name="T39">=</text:span></text:a><text:a xlink:href="https://knowledgehub.local.gov.uk/c/document_library/get_file?folderId=5487550&amp;name=DLFE-46339.pdf" office:target-frame-name="_top" xlink:show="replace"><text:span text:style-name="T40">DLFE</text:span></text:a><text:a xlink:href="https://knowledgehub.local.gov.uk/c/document_library/get_file?folderId=5487550&amp;name=DLFE-46339.pdf" office:target-frame-name="_top" xlink:show="replace"><text:span text:style-name="T41">-46339.</text:span></text:a><text:a xlink:href="https://knowledgehub.local.gov.uk/c/document_library/get_file?folderId=5487550&amp;name=DLFE-46339.pdf" office:target-frame-name="_top" xlink:show="replace"><text:span text:style-name="T42">pdf</text:span></text:a></text:p></text:note-body></text:note></text:span><text:s text:c="2"/><text:s/>We are separately looking at the use case for open data to enable community involvement in planning which we hope will also make a useful contribution.</text:p>
      <text:p text:style-name="Normal"/>
      <text:p text:style-name="Normal">3.<text:tab/>The consultation document focuses on central government, with local government ‘encouraged’ to comply. <text:s/>The application of open standards in local government is an important part of the overall picture and must be actively considered from the outset. <text:s/>Local public data<text:s/>are<text:s/>published by national and local government, and by other public bodies; often data from a<text:s/><text:soft-page-break/>combination of sources is required for any given task. <text:s/>Including local government in the development and implementation of policy on open standards will bring benefits for local and central government, and help to prevent duplication and contradiction between different levels of government and reduce overall costs. <text:s/>A collaborative, joined-up approach should also help to avoid the situation warned of in the SOCITM response to the consultation, which highlights the need to “be careful to avoid ending up with a centrally planned, inflexible result”.<text:span text:style-name="FootnoteReference"><text:note text:note-class="footnote" text:id="_ftn3"><text:note-citation>4</text:note-citation><text:note-body><text:p text:style-name="Normal"><text:span text:style-name="T43"><text:s/></text:span><text:a xlink:href="http://www.socitm.net/blog/socitmblog/post/104" office:target-frame-name="_top" xlink:show="replace"><text:span text:style-name="T44">http</text:span></text:a><text:a xlink:href="http://www.socitm.net/blog/socitmblog/post/104" office:target-frame-name="_top" xlink:show="replace"><text:span text:style-name="T45">://</text:span></text:a><text:a xlink:href="http://www.socitm.net/blog/socitmblog/post/104" office:target-frame-name="_top" xlink:show="replace"><text:span text:style-name="T46">www</text:span></text:a><text:a xlink:href="http://www.socitm.net/blog/socitmblog/post/104" office:target-frame-name="_top" xlink:show="replace"><text:span text:style-name="T47">.</text:span></text:a><text:a xlink:href="http://www.socitm.net/blog/socitmblog/post/104" office:target-frame-name="_top" xlink:show="replace"><text:span text:style-name="T48">socitm</text:span></text:a><text:a xlink:href="http://www.socitm.net/blog/socitmblog/post/104" office:target-frame-name="_top" xlink:show="replace"><text:span text:style-name="T49">.</text:span></text:a><text:a xlink:href="http://www.socitm.net/blog/socitmblog/post/104" office:target-frame-name="_top" xlink:show="replace"><text:span text:style-name="T50">net</text:span></text:a><text:a xlink:href="http://www.socitm.net/blog/socitmblog/post/104" office:target-frame-name="_top" xlink:show="replace"><text:span text:style-name="T51">/</text:span></text:a><text:a xlink:href="http://www.socitm.net/blog/socitmblog/post/104" office:target-frame-name="_top" xlink:show="replace"><text:span text:style-name="T52">blog</text:span></text:a><text:a xlink:href="http://www.socitm.net/blog/socitmblog/post/104" office:target-frame-name="_top" xlink:show="replace"><text:span text:style-name="T53">/</text:span></text:a><text:a xlink:href="http://www.socitm.net/blog/socitmblog/post/104" office:target-frame-name="_top" xlink:show="replace"><text:span text:style-name="T54">socitmblog</text:span></text:a><text:a xlink:href="http://www.socitm.net/blog/socitmblog/post/104" office:target-frame-name="_top" xlink:show="replace"><text:span text:style-name="T55">/</text:span></text:a><text:a xlink:href="http://www.socitm.net/blog/socitmblog/post/104" office:target-frame-name="_top" xlink:show="replace"><text:span text:style-name="T56">post</text:span></text:a><text:a xlink:href="http://www.socitm.net/blog/socitmblog/post/104" office:target-frame-name="_top" xlink:show="replace"><text:span text:style-name="T57">/104</text:span></text:a></text:p><text:p text:style-name="P58"/><text:p text:style-name="P59"/></text:note-body></text:note></text:span><text:s text:c="2"/></text:p>
      <text:p text:style-name="Normal"/>
      <text:p text:style-name="Normal">At the next stage, the Government should set out clearly how local government will be actively involved in the development and implementation of this policy, and the extent to which mandated standards can or should apply outside central government. <text:s/></text:p>
      <text:p text:style-name="P60"/>
      <text:p text:style-name="Normal">We would be happy to provide further advice and support on these issues.</text:p>
      <text:p text:style-name="Normal"/>
      <text:p text:style-name="Normal">Local Public Data Panel, June 2012</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3333in" fo:margin-bottom="0.0833in" fo:line-height="100%"/>
      <style:text-properties fo:font-weight="bold" style:font-weight-asian="bold" style:font-weight-complex="bold" fo:font-size="18pt" style:font-size-asian="18pt" style:font-size-complex="18pt" fo:hyphenate="false"/>
    </style:style>
    <style:style style:name="Heading2" style:display-name="Heading 2" style:family="paragraph" style:parent-style-name="Normal" style:next-style-name="Normal" style:default-outline-level="2">
      <style:paragraph-properties fo:margin-top="0.25in" fo:margin-bottom="0.0555in" fo:line-height="100%"/>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1944in" fo:margin-bottom="0.0555in" fo:line-height="100%"/>
      <style:text-properties fo:font-weight="bold" style:font-weight-asian="bold" style:font-weight-complex="bold" fo:color="#666666" fo:font-size="12pt" style:font-size-asian="12pt" style:font-size-complex="12pt" fo:hyphenate="false"/>
    </style:style>
    <style:style style:name="Heading4" style:display-name="Heading 4" style:family="paragraph" style:parent-style-name="Normal" style:next-style-name="Normal" style:default-outline-level="4">
      <style:paragraph-properties fo:margin-top="0.1666in" fo:margin-bottom="0.0277in" fo:line-height="100%"/>
      <style:text-properties fo:font-style="italic" style:font-style-asian="italic" style:font-style-complex="italic" fo:color="#666666" fo:hyphenate="false"/>
    </style:style>
    <style:style style:name="Heading5" style:display-name="Heading 5" style:family="paragraph" style:parent-style-name="Normal" style:next-style-name="Normal" style:default-outline-level="5">
      <style:paragraph-properties fo:margin-top="0.1527in" fo:margin-bottom="0.0277in" fo:line-height="100%"/>
      <style:text-properties fo:font-weight="bold" style:font-weight-asian="bold" style:font-weight-complex="bold" fo:color="#666666" fo:font-size="10pt" style:font-size-asian="10pt" style:font-size-complex="10pt" fo:hyphenate="false"/>
    </style:style>
    <style:style style:name="Heading6" style:display-name="Heading 6" style:family="paragraph" style:parent-style-name="Normal" style:next-style-name="Normal" style:default-outline-level="6">
      <style:paragraph-properties fo:margin-top="0.1388in" fo:margin-bottom="0.0277in" fo:line-height="100%"/>
      <style:text-properties fo:font-style="italic" style:font-style-asian="italic" style:font-style-complex="italic" fo:color="#666666" fo:font-size="10pt" style:font-size-asian="10pt" style:font-size-complex="10pt" fo:hyphenate="false"/>
    </style:style>
    <style:style style:name="Normal" style:display-name="Normal" style:family="paragraph">
      <style:paragraph-properties fo:line-height="115%"/>
      <style:text-properties style:font-name="Arial" style:font-name-asian="Arial" style:font-name-complex="Arial" fo:color="#000000" fo:font-size="11pt" style:font-size-asian="11pt" style:font-size-complex="11pt" fo:hyphenate="false"/>
    </style:style>
    <style:style style:name="DefaultParagraphFont" style:display-name="Default Paragraph Font" style:family="text"/>
    <style:style style:name="Title" style:display-name="Title" style:family="paragraph" style:parent-style-name="Normal">
      <style:paragraph-properties fo:margin-top="0.3333in" fo:margin-bottom="0.0833in" fo:line-height="100%"/>
      <style:text-properties fo:font-weight="bold" style:font-weight-asian="bold" style:font-weight-complex="bold" fo:font-size="36pt" style:font-size-asian="36pt" style:font-size-complex="36pt" fo:hyphenate="false"/>
    </style:style>
    <style:style style:name="Subtitle" style:display-name="Subtitle" style:family="paragraph" style:parent-style-name="Normal">
      <style:paragraph-properties fo:margin-top="0.25in" fo:margin-bottom="0.0555in" fo:line-height="100%"/>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FootnoteReference" style:display-name="Footnote Reference" style:family="text" style:parent-style-name="DefaultParagraphFont">
      <style:text-properties style:text-position="super 65%"/>
    </style:style>
    <style:style style:name="FootnoteText" style:display-name="Footnote Text" style:family="paragraph" style:parent-style-name="Normal">
      <style:text-properties fo:font-size="10pt" style:font-size-asian="10pt" style:font-size-complex="10pt" fo:hyphenate="false"/>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asian="Arial" style:font-name-complex="Arial" fo:color="#000000" fo:font-size="11pt" style:font-size-asian="11pt" style:font-size-complex="11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font-name-asian="Arial" style:font-name-complex="Arial" fo:color="#000000" fo:font-size="11pt" style:font-size-asian="11pt" style:font-size-complex="11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style:style>
    <style:style style:name="T4" style:parent-style-name="DefaultParagraphFont" style:family="text">
      <style:text-properties style:font-name="Calibri"/>
    </style:style>
    <style:style style:name="P5" style:parent-style-name="Footer" style:family="paragraph">
      <style:paragraph-properties fo:text-align="center"/>
    </style:style>
    <style:style style:name="T6" style:parent-style-name="DefaultParagraphFont" style:family="text">
      <style:text-properties style:font-name="Calibri"/>
    </style:style>
    <style:style style:name="T7" style:parent-style-name="DefaultParagraphFont" style:family="text">
      <style:text-properties style:font-name="Calibri"/>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ocal Public Data Panel - draft response to open standards consultation</dc:title>
    <dc:subject/>
    <meta:initial-creator>jhughes</meta:initial-creator>
    <dc:creator>Hazel Lee</dc:creator>
    <meta:creation-date>2013-05-23T21:44:00Z</meta:creation-date>
    <dc:date>2013-05-23T21:44:00Z</dc:date>
    <meta:print-date>1601-01-01T00:00:00Z</meta:print-date>
    <meta:template xlink:href="Normal" xlink:type="simple"/>
    <meta:editing-cycles>2</meta:editing-cycles>
    <meta:editing-duration>PT0S</meta:editing-duration>
    <meta:user-defined meta:name="docIndexRef">06c6a2d9-5579-46aa-930b-fd14f4da120f</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2" meta:paragraph-count="6" meta:word-count="507" meta:character-count="3392" meta:row-count="24" meta:non-whitespace-character-count="2891"/>
  </office:meta>
</office:document-meta>
</file>